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hyphenate="true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id="id3" draw:layer="layout" svg:width="3.5cm" svg:height="3.5cm" svg:x="1.5cm" svg:y="1.5cm">
          <text:p text:style-name="P1"><text:span text:style-name="T1">Buildings</text:span></text:p>
          <text:p text:style-name="P1"><text:span text:style-name="T1"/></text:p>
          <text:p text:style-name="P1"><text:span text:style-name="T1">id</text:span></text:p>
          <text:p text:style-name="P1"><text:span text:style-name="T1">name</text:span></text:p>
        </draw:rect>
        <draw:rect draw:style-name="gr1" draw:text-style-name="P1" draw:id="id5" draw:layer="layout" svg:width="3.5cm" svg:height="4cm" svg:x="16cm" svg:y="17.5cm">
          <text:p text:style-name="P1">Resources</text:p>
          <text:p text:style-name="P1"/>
          <text:p text:style-name="P1">id</text:p>
          <text:p text:style-name="P1">name</text:p>
        </draw:rect>
        <draw:rect draw:style-name="gr1" draw:text-style-name="P1" draw:id="id2" draw:layer="layout" svg:width="3.5cm" svg:height="4cm" svg:x="16cm" svg:y="1.5cm">
          <text:p text:style-name="P1"><text:span text:style-name="T2">Cities</text:span></text:p>
          <text:p text:style-name="P1"><text:span text:style-name="T2"/></text:p>
          <text:p text:style-name="P1"><text:span text:style-name="T2">id</text:span></text:p>
          <text:p text:style-name="P1"><text:span text:style-name="T2">player_id</text:span></text:p>
          <text:p text:style-name="P1"><text:span text:style-name="T2">name</text:span></text:p>
        </draw:rect>
        <draw:rect draw:style-name="gr1" draw:text-style-name="P1" draw:id="id1" draw:layer="layout" svg:width="5.5cm" svg:height="4.5cm" svg:x="8cm" svg:y="1.5cm">
          <text:p text:style-name="P1"><text:span text:style-name="T1">Buildings Cities</text:span></text:p>
          <text:p text:style-name="P1"><text:span text:style-name="T1"/></text:p>
          <text:p text:style-name="P1"><text:span text:style-name="T1">id</text:span></text:p>
          <text:p text:style-name="P1"><text:span text:style-name="T1">building_id</text:span></text:p>
          <text:p text:style-name="P1"><text:span text:style-name="T1">city_id</text:span></text:p>
          <text:p text:style-name="P1"><text:span text:style-name="T1">level</text:span></text:p>
        </draw:rect>
        <draw:connector draw:style-name="gr2" draw:text-style-name="P2" draw:layer="layout" svg:x1="13.5cm" svg:y1="3.75cm" svg:x2="16cm" svg:y2="3.5cm" draw:start-shape="id1" draw:start-glue-point="1" draw:end-shape="id2" svg:d="m13500 3750h1250v-250h1250">
          <text:p/>
        </draw:connector>
        <draw:connector draw:style-name="gr2" draw:text-style-name="P2" draw:layer="layout" svg:x1="8cm" svg:y1="3.75cm" svg:x2="5cm" svg:y2="3.25cm" draw:start-shape="id1" draw:start-glue-point="3" draw:end-shape="id3" draw:end-glue-point="1" svg:d="m8000 3750h-1500v-500h-1500">
          <text:p/>
        </draw:connector>
        <draw:rect draw:style-name="gr1" draw:text-style-name="P1" draw:id="id4" draw:layer="layout" svg:width="8.5cm" svg:height="6cm" svg:x="10.5cm" svg:y="10.5cm">
          <text:p text:style-name="P1"><text:span text:style-name="T1">Buildings Cities Resources</text:span></text:p>
          <text:p text:style-name="P1"><text:span text:style-name="T1"/></text:p>
          <text:p text:style-name="P1"><text:span text:style-name="T1">id</text:span></text:p>
          <text:p text:style-name="P1"><text:span text:style-name="T1">buildings_city_id</text:span></text:p>
          <text:p text:style-name="P1"><text:span text:style-name="T1">resource_id</text:span></text:p>
          <text:p text:style-name="P1"><text:span text:style-name="T1">type('incoming','outgoing')</text:span></text:p>
          <text:p text:style-name="P1"><text:span text:style-name="T1">amount</text:span></text:p>
          <text:p text:style-name="P1"><text:span text:style-name="T1">last_update</text:span></text:p>
        </draw:rect>
        <draw:connector draw:style-name="gr2" draw:text-style-name="P2" draw:layer="layout" svg:x1="14.75cm" svg:y1="10.5cm" svg:x2="10.75cm" svg:y2="6cm" draw:start-shape="id4" draw:start-glue-point="0" draw:end-shape="id1" svg:d="m14750 10500v-2250h-4000v-2250">
          <text:p/>
        </draw:connector>
        <draw:connector draw:style-name="gr2" draw:text-style-name="P2" draw:layer="layout" svg:x1="14.75cm" svg:y1="16.5cm" svg:x2="16cm" svg:y2="19.5cm" draw:start-shape="id4" draw:end-shape="id5" draw:end-glue-point="3" svg:d="m14750 16500v3000h1250">
          <text:p/>
        </draw:connector>
        <draw:rect draw:style-name="gr1" draw:text-style-name="P1" draw:id="id6" draw:layer="layout" svg:width="3.5cm" svg:height="3cm" svg:x="16cm" svg:y="6.5cm">
          <text:p text:style-name="P1"><text:span text:style-name="T2">Players</text:span></text:p>
          <text:p text:style-name="P1"><text:span text:style-name="T2"/></text:p>
          <text:p text:style-name="P1"><text:span text:style-name="T2">id</text:span></text:p>
          <text:p text:style-name="P1"><text:span text:style-name="T2">name</text:span></text:p>
        </draw:rect>
        <draw:connector draw:style-name="gr2" draw:text-style-name="P2" draw:layer="layout" svg:x1="17.75cm" svg:y1="5.5cm" svg:x2="17.75cm" svg:y2="6.5cm" draw:start-shape="id2" draw:start-glue-point="2" draw:end-shape="id6" draw:end-glue-point="0" svg:d="m17750 5500v1000">
          <text:p/>
        </draw:connector>
        <draw:rect draw:style-name="gr1" draw:text-style-name="P1" draw:id="id7" draw:layer="layout" svg:width="6.5cm" svg:height="5.5cm" svg:x="2cm" svg:y="7cm">
          <text:p text:style-name="P1">Buildings Resources</text:p>
          <text:p text:style-name="P1">(costs)</text:p>
          <text:p text:style-name="P1"/>
          <text:p text:style-name="P1">id</text:p>
          <text:p text:style-name="P1">building_id</text:p>
          <text:p text:style-name="P1">resource_id</text:p>
          <text:p text:style-name="P1">amount</text:p>
          <text:p text:style-name="P1"/>
        </draw:rect>
        <draw:connector draw:style-name="gr2" draw:text-style-name="P3" draw:layer="layout" svg:x1="5.25cm" svg:y1="7cm" svg:x2="3.25cm" svg:y2="5cm" draw:start-shape="id7" draw:start-glue-point="0" draw:end-shape="id3" draw:end-glue-point="2" svg:d="m5250 7000v-1000h-2000v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pper </meta:initial-creator>
    <meta:creation-date>2010-05-15T13:32:35.56</meta:creation-date>
    <dc:date>2010-07-22T15:37:57.62</dc:date>
    <dc:creator>Frepper </dc:creator>
    <meta:editing-duration>PT00H40M22S</meta:editing-duration>
    <meta:editing-cycles>5</meta:editing-cycles>
    <meta:generator>OpenOffice.org/3.2$Win32 OpenOffice.org_project/320m12$Build-9483</meta:generator>
    <meta:document-statistic meta:object-count="13"/>
  </office:meta>
</office:document-meta>
</file>